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e8f2a1" fo:border="0.06pt solid #000000"/>
    </style:style>
    <style:style style:name="ce4" style:family="table-cell" style:parent-style-name="Default">
      <style:table-cell-properties fo:background-color="#d4ea6b" fo:border="0.06pt solid #000000"/>
    </style:style>
    <style:style style:name="ce5" style:family="table-cell" style:parent-style-name="Default">
      <style:table-cell-properties fo:background-color="#bbe33d" fo:border="0.06pt solid #000000"/>
    </style:style>
    <style:style style:name="ce6" style:family="table-cell" style:parent-style-name="Default">
      <style:table-cell-properties fo:background-color="#5eb91e" fo:border="0.06pt solid #000000"/>
    </style:style>
    <style:style style:name="ce7" style:family="table-cell" style:parent-style-name="Default">
      <style:table-cell-properties fo:background-color="#468a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3" table:number-rows-spanned="1">
            <text:p>Plans</text:p>
          </table:table-cell>
          <table:covered-table-cell table:style-name="ce2"/>
          <table:covered-table-cell/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style-name="ce2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lbums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2" table:number-rows-spanned="1">
            <text:p>Artist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plan</text:p>
          </table:table-cell>
          <table:table-cell office:value-type="string" calcext:value-type="string">
            <text:p>plan_value</text:p>
          </table:table-cell>
          <table:table-cell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lan_id</text:p>
          </table:table-cell>
          <table:table-cell/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álbum</text:p>
          </table:table-cell>
          <table:table-cell table:style-name="ce2" office:value-type="string" calcext:value-type="string">
            <text:p>artist_id</text:p>
          </table:table-cell>
          <table:table-cell/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atuit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at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vious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alter Phoeni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amiliar</text:p>
          </table:table-cell>
          <table:table-cell office:value-type="float" office:value="7.99" calcext:value-type="float">
            <text:p>7,9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ntia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uberant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ter Stron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niversitário</text:p>
          </table:table-cell>
          <table:table-cell office:value-type="float" office:value="5.99" calcext:value-type="float">
            <text:p>5,9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i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allowed Steam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ce Day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og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candescent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reedie Shannon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emporary Cultur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Songs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2" table:number-rows-spanned="1">
            <text:p>Playback_history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Artist_followers</text:p>
          </table:table-cell>
          <table:covered-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ong_id</text:p>
          </table:table-cell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album_id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song_id</text:p>
          </table:table-cell>
          <table:table-cell table:number-columns-repeated="2"/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oul For Us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eflection Of Magic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ance With Her Ow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Troubles Of My Inner Fir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ime Fireworks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gic Circ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Honey, So Do I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Sweetie, Let’s Go Wil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he Know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Fantasy For Me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Celebration Of More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ock His Evetything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Home Forever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Diamond Power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Honey, Let’s Be Silly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Thang Of Thunder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Words Of Her Life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Whitout My Streets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4:47:06.120260815</meta:creation-date>
    <dc:date>2021-04-27T15:06:06.438700286</dc:date>
    <meta:editing-duration>PT8M10S</meta:editing-duration>
    <meta:editing-cycles>1</meta:editing-cycles>
    <meta:document-statistic meta:table-count="1" meta:cell-count="172" meta:object-count="0"/>
    <meta:generator>LibreOffice/6.4.6.2$Linux_X86_64 LibreOffice_project/40$Build-2</meta:generator>
  </office:meta>
</office:document-meta>
</file>